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G Times (W1)" svg:font-family="'CG Times (W1)', 'Times New Roman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, 'Segoe U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5.108cm" fo:margin-left="-0.191cm" table:align="left" style:writing-mode="lr-tb"/>
    </style:style>
    <style:style style:name="Tableau1.A" style:family="table-column">
      <style:table-column-properties style:column-width="15.10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5.032cm" fo:margin-left="-0.191cm" table:align="left" style:writing-mode="lr-tb"/>
    </style:style>
    <style:style style:name="Tableau2.A" style:family="table-column">
      <style:table-column-properties style:column-width="15.03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5.032cm" fo:margin-left="-0.191cm" table:align="left" style:writing-mode="lr-tb"/>
    </style:style>
    <style:style style:name="Tableau3.A" style:family="table-column">
      <style:table-column-properties style:column-width="15.0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rsid="004f220a" officeooo:paragraph-rsid="004f220a"/>
    </style:style>
    <style:style style:name="P2" style:family="paragraph" style:parent-style-name="Footer">
      <style:paragraph-properties fo:text-align="center" style:justify-single-word="false"/>
      <style:text-properties fo:language="en" fo:country="GB" style:language-asian="none" style:country-asian="none"/>
    </style:style>
    <style:style style:name="P3" style:family="paragraph" style:parent-style-name="Footer">
      <style:text-properties style:font-name="Gill Sans MT" fo:language="en" fo:country="GB" fo:font-weight="bold" style:font-weight-asian="bold" style:font-name-complex="Gill Sans MT"/>
    </style:style>
    <style:style style:name="P4" style:family="paragraph" style:parent-style-name="Footer">
      <style:paragraph-properties fo:text-align="center" style:justify-single-word="false"/>
      <style:text-properties style:font-name="Gill Sans MT" fo:language="en" fo:country="GB" fo:font-weight="bold" style:font-weight-asian="bold" style:font-name-complex="Gill Sans MT"/>
    </style:style>
    <style:style style:name="P5" style:family="paragraph" style:parent-style-name="Standard">
      <style:text-properties style:font-name="Garamond" fo:font-size="12pt" fo:font-weight="bold" style:font-size-asian="12pt" style:font-weight-asian="bold" style:font-name-complex="Tahoma" style:font-size-complex="12pt"/>
    </style:style>
    <style:style style:name="P6" style:family="paragraph" style:parent-style-name="Standard">
      <style:paragraph-properties style:snap-to-layout-grid="false"/>
      <style:text-properties style:font-name="Garamond" fo:font-size="12pt" fo:font-weight="bold" style:font-size-asian="12pt" style:font-weight-asian="bold" style:font-name-complex="Tahoma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2pt" fo:font-weight="bold" officeooo:rsid="0024283e" officeooo:paragraph-rsid="0024283e" style:font-size-asian="12pt" style:font-weight-asian="bold" style:font-name-complex="Tahoma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2pt" fo:font-weight="bold" officeooo:rsid="002b1526" officeooo:paragraph-rsid="002b1526" style:font-size-asian="12pt" style:font-weight-asian="bold" style:font-name-complex="Tahoma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2pt" fo:font-weight="bold" officeooo:rsid="002142da" officeooo:paragraph-rsid="0033d8bd" style:font-size-asian="12pt" style:font-weight-asian="bold" style:font-name-complex="Tahoma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Garamond" fo:font-size="12pt" fo:font-weight="bold" officeooo:rsid="0033d8bd" officeooo:paragraph-rsid="001b0569" style:font-size-asian="12pt" style:font-weight-asian="bold" style:font-name-complex="Tahoma" style:font-size-complex="12pt" style:font-weight-complex="bold"/>
    </style:style>
    <style:style style:name="P11" style:family="paragraph" style:parent-style-name="Standard">
      <style:text-properties style:font-name="Garamond" fo:font-size="12pt" style:font-size-asian="12pt" style:font-name-complex="Tahoma" style:font-size-complex="12pt"/>
    </style:style>
    <style:style style:name="P12" style:family="paragraph" style:parent-style-name="Standard">
      <style:text-properties style:font-name="Garamond" fo:font-size="12pt" style:font-size-asian="12pt" style:font-name-complex="Tahoma" style:font-size-complex="12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2pt" officeooo:rsid="001f9484" officeooo:paragraph-rsid="001f9484" style:font-size-asian="12pt" style:font-name-complex="Tahoma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2pt" officeooo:rsid="001f9484" officeooo:paragraph-rsid="0033d8bd" style:font-size-asian="12pt" style:font-name-complex="Tahoma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2pt" officeooo:rsid="002142da" officeooo:paragraph-rsid="0024283e" style:font-size-asian="12pt" style:font-name-complex="Tahoma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2pt" officeooo:rsid="001bdea5" officeooo:paragraph-rsid="0033d8bd" style:font-size-asian="12pt" style:font-name-complex="Tahoma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Garamond" fo:font-size="12pt" officeooo:rsid="001b0569" officeooo:paragraph-rsid="001b0569" style:font-size-asian="12pt" style:font-name-complex="Tahoma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Garamond" fo:font-size="12pt" officeooo:rsid="001b0569" officeooo:paragraph-rsid="0033d8bd" style:font-size-asian="12pt" style:font-name-complex="Tahoma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Garamond" fo:font-size="12pt" officeooo:rsid="003421f8" officeooo:paragraph-rsid="003421f8" style:font-size-asian="12pt" style:font-name-complex="Tahoma" style:font-size-complex="12pt"/>
    </style:style>
    <style:style style:name="P20" style:family="paragraph" style:parent-style-name="Standard">
      <style:text-properties style:font-name="Garamond" fo:font-size="12pt" style:font-size-asian="12pt" style:font-name-complex="Garamond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Garamond" fo:font-size="12pt" fo:font-weight="normal" officeooo:rsid="002142da" officeooo:paragraph-rsid="002142da" style:font-size-asian="12pt" style:font-weight-asian="normal" style:font-name-complex="Tahoma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Garamond" fo:font-size="12pt" fo:font-weight="normal" officeooo:rsid="0024283e" officeooo:paragraph-rsid="0024283e" style:font-size-asian="12pt" style:font-weight-asian="normal" style:font-name-complex="Tahoma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Garamond" fo:font-size="12pt" fo:font-weight="normal" officeooo:rsid="00288763" officeooo:paragraph-rsid="00288763" style:font-size-asian="12pt" style:font-weight-asian="normal" style:font-name-complex="Tahoma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Garamond" fo:font-size="12pt" fo:font-weight="normal" officeooo:rsid="002b1526" officeooo:paragraph-rsid="002b1526" style:font-size-asian="12pt" style:font-weight-asian="normal" style:font-name-complex="Tahoma" style:font-size-complex="12pt" style:font-weight-complex="normal"/>
    </style:style>
    <style:style style:name="P25" style:family="paragraph" style:parent-style-name="Standard">
      <style:text-properties style:font-name="Garamond" fo:font-size="12pt" fo:font-weight="normal" officeooo:rsid="002f492e" officeooo:paragraph-rsid="002f492e" style:font-size-asian="12pt" style:font-weight-asian="normal" style:font-name-complex="Tahoma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officeooo:rsid="00388fc3" officeooo:paragraph-rsid="00388fc3" style:font-size-asian="12pt" style:font-size-complex="12pt"/>
    </style:style>
    <style:style style:name="P27" style:family="paragraph" style:parent-style-name="Standard">
      <style:text-properties officeooo:paragraph-rsid="00420d29"/>
    </style:style>
    <style:style style:name="P2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Garamond" fo:font-size="14pt" fo:font-weight="bold" style:font-size-asian="14pt" style:font-weight-asian="bold" style:font-name-complex="Tahoma" style:font-size-complex="14pt"/>
    </style:style>
    <style:style style:name="P2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Garamond" fo:font-size="14pt" fo:font-weight="bold" officeooo:rsid="0018e8ca" officeooo:paragraph-rsid="0018e8ca" style:font-size-asian="14pt" style:font-weight-asian="bold" style:font-name-complex="Tahoma" style:font-size-complex="14pt"/>
    </style:style>
    <style:style style:name="P30" style:family="paragraph" style:parent-style-name="Standard" style:master-page-name="">
      <style:paragraph-properties fo:text-align="center" style:justify-single-word="false" style:page-number="auto" fo:break-before="auto" fo:break-after="auto" fo:padding-left="0.141cm" fo:padding-right="0.141cm" fo:padding-top="0.035cm" fo:padding-bottom="0.035cm" fo:border="0.51pt solid #000000"/>
      <style:text-properties style:font-name="Garamond" fo:font-size="14pt" fo:font-weight="bold" officeooo:paragraph-rsid="002ff23c" style:font-size-asian="14pt" style:font-weight-asian="bold" style:font-name-complex="Tahoma" style:font-size-complex="14pt"/>
    </style:style>
    <style:style style:name="P31" style:family="paragraph" style:parent-style-name="Standard">
      <style:paragraph-properties fo:margin-left="0cm" fo:margin-right="0cm" fo:margin-top="0.101cm" fo:margin-bottom="0.109cm" loext:contextual-spacing="false" fo:text-indent="0cm" style:auto-text-indent="false"/>
      <style:text-properties style:font-name="Garamond" fo:font-weight="bold" officeooo:rsid="0016fa74" officeooo:paragraph-rsid="00515059" style:font-weight-asian="bold" style:font-name-complex="Tahoma"/>
    </style:style>
    <style:style style:name="P32" style:family="paragraph" style:parent-style-name="Standard" style:master-page-name="">
      <loext:graphic-properties draw:fill="none"/>
      <style:paragraph-properties fo:margin-left="1.3cm" fo:margin-right="0cm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Garamond" fo:font-size="12pt" fo:font-weight="bold" officeooo:rsid="002dd1d0" style:font-size-asian="12pt" style:font-weight-asian="bold" style:font-name-complex="Tahoma" style:font-size-complex="12pt" style:font-weight-complex="bold"/>
    </style:style>
    <style:style style:name="P33" style:family="paragraph" style:parent-style-name="Heading_20_4">
      <style:paragraph-properties fo:text-align="start" style:justify-single-word="false">
        <style:tab-stops>
          <style:tab-stop style:position="0.577cm"/>
        </style:tab-stops>
      </style:paragraph-properties>
      <style:text-properties style:font-name="Garamond" fo:font-weight="bold" style:font-weight-asian="bold" style:font-name-complex="Tahoma" style:font-size-complex="12pt"/>
    </style:style>
    <style:style style:name="P34" style:family="paragraph" style:parent-style-name="Heading_20_4">
      <style:paragraph-properties fo:text-align="start" style:justify-single-word="false" style:snap-to-layout-grid="false">
        <style:tab-stops>
          <style:tab-stop style:position="0.577cm"/>
        </style:tab-stops>
      </style:paragraph-properties>
      <style:text-properties style:font-name="Garamond" fo:font-weight="bold" style:font-weight-asian="bold" style:font-name-complex="Tahoma" style:font-size-complex="12pt"/>
    </style:style>
    <style:style style:name="P35" style:family="paragraph" style:parent-style-name="Heading_20_5">
      <style:paragraph-properties fo:text-align="justify" style:justify-single-word="false"/>
      <style:text-properties style:font-name="Garamond" fo:font-size="12pt" fo:font-style="normal" fo:font-weight="normal" officeooo:rsid="003d49e2" officeooo:paragraph-rsid="003d49e2" style:font-size-asian="12pt" style:font-style-asian="normal" style:font-weight-asian="normal" style:font-name-complex="Arial" style:font-size-complex="12pt" style:font-style-complex="normal" style:font-weight-complex="bold"/>
    </style:style>
    <style:style style:name="P36" style:family="paragraph" style:parent-style-name="Heading_20_5">
      <style:paragraph-properties fo:text-align="justify" style:justify-single-word="false"/>
      <style:text-properties style:font-name="Garamond" fo:font-size="12pt" fo:font-style="normal" fo:font-weight="normal" officeooo:rsid="00453ea8" officeooo:paragraph-rsid="00453ea8" style:font-size-asian="12pt" style:font-style-asian="normal" style:font-weight-asian="normal" style:font-name-complex="Arial" style:font-size-complex="12pt" style:font-style-complex="normal" style:font-weight-complex="bold"/>
    </style:style>
    <style:style style:name="P37" style:family="paragraph" style:parent-style-name="Heading_20_7" style:master-page-name="Standard">
      <style:paragraph-properties fo:margin-left="0cm" fo:margin-right="0cm" fo:margin-top="0cm" fo:margin-bottom="0.109cm" loext:contextual-spacing="false" fo:text-indent="0cm" style:auto-text-indent="false" style:page-number="auto"/>
      <style:text-properties style:font-name="Garamond" fo:font-size="18pt" fo:text-shadow="1pt 1pt" fo:font-weight="bold" officeooo:rsid="0016fa74" officeooo:paragraph-rsid="00515059" style:font-size-asian="18pt" style:font-weight-asian="bold" style:font-name-complex="Tahoma" style:font-size-complex="18pt"/>
    </style:style>
    <style:style style:name="P38" style:family="paragraph" style:parent-style-name="Heading_20_7">
      <style:paragraph-properties fo:margin-left="0cm" fo:margin-right="0cm" fo:margin-top="0.101cm" fo:margin-bottom="0.109cm" loext:contextual-spacing="false" fo:text-indent="0cm" style:auto-text-indent="false"/>
      <style:text-properties officeooo:paragraph-rsid="00515059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Garamond" fo:font-size="12pt" officeooo:rsid="003421f8" officeooo:paragraph-rsid="003421f8" style:font-size-asian="12pt" style:font-name-complex="Tahoma" style:font-size-complex="12pt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Garamond" fo:font-size="12pt" officeooo:rsid="00361b4f" officeooo:paragraph-rsid="00361b4f" style:font-size-asian="12pt" style:font-name-complex="Tahoma" style:font-size-complex="12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Garamond" fo:font-size="12pt" officeooo:rsid="001e8ff2" officeooo:paragraph-rsid="0033d8bd" style:font-size-asian="12pt" style:font-name-complex="Tahoma" style:font-size-complex="12pt"/>
    </style:style>
    <style:style style:name="P42" style:family="paragraph" style:parent-style-name="Standard" style:list-style-name="L3">
      <style:paragraph-properties fo:text-align="justify" style:justify-single-word="false"/>
      <style:text-properties style:font-name="Garamond" fo:font-size="12pt" officeooo:rsid="001f9484" officeooo:paragraph-rsid="0033d8bd" style:font-size-asian="12pt" style:font-name-complex="Tahoma" style:font-size-complex="12pt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Garamond" fo:font-size="12pt" officeooo:rsid="002142da" officeooo:paragraph-rsid="0024283e" style:font-size-asian="12pt" style:font-name-complex="Tahoma" style:font-size-complex="12pt"/>
    </style:style>
    <style:style style:name="P44" style:family="paragraph" style:parent-style-name="Standard" style:list-style-name="L7">
      <style:text-properties style:font-name="Garamond" fo:font-size="12pt" officeooo:rsid="0052f607" officeooo:paragraph-rsid="0052f607" style:font-size-asian="12pt" style:font-name-complex="Tahoma" style:font-size-complex="12pt"/>
    </style:style>
    <style:style style:name="P45" style:family="paragraph" style:parent-style-name="Standard" style:list-style-name="L7">
      <style:text-properties style:font-name="Garamond" fo:font-size="12pt" officeooo:rsid="0053b57c" officeooo:paragraph-rsid="0053b57c" style:font-size-asian="12pt" style:font-name-complex="Tahoma" style:font-size-complex="12pt"/>
    </style:style>
    <style:style style:name="P46" style:family="paragraph" style:parent-style-name="Standard" style:list-style-name="L4">
      <style:paragraph-properties fo:text-align="justify" style:justify-single-word="false"/>
      <style:text-properties style:font-name="Garamond" fo:font-size="12pt" fo:font-weight="normal" officeooo:rsid="002142da" officeooo:paragraph-rsid="002142da" style:font-size-asian="12pt" style:font-weight-asian="normal" style:font-name-complex="Tahoma" style:font-size-complex="12pt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style:font-name="Garamond" fo:font-size="12pt" fo:font-weight="normal" officeooo:rsid="0025b6fb" officeooo:paragraph-rsid="0025b6fb" style:font-size-asian="12pt" style:font-weight-asian="normal" style:font-name-complex="Tahoma" style:font-size-complex="12pt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style:font-name="Garamond" fo:font-size="12pt" fo:font-weight="normal" officeooo:rsid="0026d346" officeooo:paragraph-rsid="0026d346" style:font-size-asian="12pt" style:font-weight-asian="normal" style:font-name-complex="Tahoma" style:font-size-complex="12pt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style:font-name="Garamond" fo:font-size="12pt" fo:font-weight="normal" officeooo:rsid="00288763" officeooo:paragraph-rsid="00288763" style:font-size-asian="12pt" style:font-weight-asian="normal" style:font-name-complex="Tahoma" style:font-size-complex="12pt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style:font-name="Garamond" fo:font-size="12pt" fo:font-weight="normal" officeooo:rsid="002cf46f" officeooo:paragraph-rsid="002cf46f" style:font-size-asian="12pt" style:font-weight-asian="normal" style:font-name-complex="Tahoma" style:font-size-complex="12pt" style:font-weight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style:font-name="Garamond" fo:font-size="12pt" fo:font-weight="normal" officeooo:rsid="002b1526" officeooo:paragraph-rsid="002cf46f" style:font-size-asian="12pt" style:font-weight-asian="normal" style:font-name-complex="Tahoma" style:font-size-complex="12pt" style:font-weight-complex="normal"/>
    </style:style>
    <style:style style:name="P52" style:family="paragraph" style:parent-style-name="Standard" style:list-style-name="WW8Num2">
      <style:paragraph-properties>
        <style:tab-stops>
          <style:tab-stop style:position="0.794cm"/>
        </style:tab-stops>
      </style:paragraph-properties>
      <style:text-properties style:font-name="Garamond" fo:font-size="12pt" fo:font-weight="normal" officeooo:rsid="002dd1d0" officeooo:paragraph-rsid="002dd1d0" style:font-size-asian="12pt" style:font-weight-asian="normal" style:font-name-complex="Tahoma" style:font-size-complex="12pt" style:font-weight-complex="normal"/>
    </style:style>
    <style:style style:name="P53" style:family="paragraph" style:parent-style-name="Standard" style:list-style-name="WW8Num2">
      <style:paragraph-properties>
        <style:tab-stops>
          <style:tab-stop style:position="0.794cm"/>
        </style:tab-stops>
      </style:paragraph-properties>
      <style:text-properties style:font-name="Garamond" fo:font-size="12pt" fo:font-weight="normal" officeooo:rsid="002f492e" officeooo:paragraph-rsid="002dd1d0" style:font-size-asian="12pt" style:font-weight-asian="normal" style:font-name-complex="Tahoma" style:font-size-complex="12pt" style:font-weight-complex="normal"/>
    </style:style>
    <style:style style:name="P54" style:family="paragraph" style:parent-style-name="Standard" style:list-style-name="WW8Num2">
      <style:paragraph-properties>
        <style:tab-stops>
          <style:tab-stop style:position="0.794cm"/>
        </style:tab-stops>
      </style:paragraph-properties>
      <style:text-properties style:font-name="Garamond" fo:font-size="12pt" fo:font-weight="normal" officeooo:rsid="002f492e" officeooo:paragraph-rsid="002f492e" style:font-size-asian="12pt" style:font-weight-asian="normal" style:font-name-complex="Tahoma" style:font-size-complex="12pt" style:font-weight-complex="normal"/>
    </style:style>
    <style:style style:name="P55" style:family="paragraph" style:parent-style-name="Standard" style:list-style-name="WW8Num2">
      <style:text-properties style:font-name="Garamond" fo:font-size="12pt" fo:font-weight="normal" officeooo:rsid="002f492e" officeooo:paragraph-rsid="002f492e" style:font-size-asian="12pt" style:font-weight-asian="normal" style:font-name-complex="Tahoma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Garamond" fo:font-size="12pt" fo:font-style="normal" fo:font-weight="normal" officeooo:rsid="003d49e2" officeooo:paragraph-rsid="003d49e2" style:font-size-asian="12pt" style:font-style-asian="normal" style:font-weight-asian="normal" style:font-name-complex="Arial" style:font-size-complex="12pt" style:font-style-complex="normal" style:font-weight-complex="bold"/>
    </style:style>
    <style:style style:name="P57" style:family="paragraph" style:parent-style-name="Standard" style:list-style-name="WW8Num2">
      <style:text-properties officeooo:rsid="002f492e" officeooo:paragraph-rsid="002f492e"/>
    </style:style>
    <style:style style:name="P58" style:family="paragraph" style:parent-style-name="Standard" style:list-style-name="WW8Num2">
      <style:text-properties officeooo:rsid="002f492e" officeooo:paragraph-rsid="00314c83"/>
    </style:style>
    <style:style style:name="P59" style:family="paragraph" style:parent-style-name="Standard" style:list-style-name="WW8Num2">
      <style:text-properties officeooo:paragraph-rsid="002f492e" style:font-weight-complex="normal"/>
    </style:style>
    <style:style style:name="P60" style:family="paragraph" style:parent-style-name="Standard" style:list-style-name="WW8Num2">
      <loext:graphic-properties draw:fill="none"/>
      <style:paragraph-properties fo:margin-left="1.3cm" fo:margin-right="0cm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</style:style>
    <style:style style:name="P61" style:family="paragraph" style:parent-style-name="Body_20_Text_20_2" style:list-style-name="WW8Num5">
      <style:text-properties officeooo:paragraph-rsid="0018b3e6"/>
    </style:style>
    <style:style style:name="P62" style:family="paragraph" style:parent-style-name="Body_20_Text_20_2" style:list-style-name="WW8Num5">
      <style:text-properties style:font-name="Garamond" fo:font-size="12pt" officeooo:rsid="0018b3e6" officeooo:paragraph-rsid="0018b3e6" style:font-size-asian="12pt" style:font-name-complex="Tahoma" style:font-size-complex="12pt"/>
    </style:style>
    <style:style style:name="P63" style:family="paragraph" style:parent-style-name="Body_20_Text_20_2" style:list-style-name="WW8Num5">
      <style:text-properties style:font-name="Garamond" fo:font-size="12pt" officeooo:rsid="0018df21" officeooo:paragraph-rsid="0018df21" style:font-size-asian="12pt" style:font-name-complex="Tahoma" style:font-size-complex="12pt"/>
    </style:style>
    <style:style style:name="P64" style:family="paragraph" style:parent-style-name="Body_20_Text_20_2" style:list-style-name="WW8Num5">
      <loext:graphic-properties draw:fill="none"/>
      <style:paragraph-properties fo:margin-left="0cm" fo:margin-right="0cm" fo:text-align="justify" style:justify-single-word="false" fo:orphans="2" fo:widows="2" fo:text-indent="-0.6cm" style:auto-text-indent="false" fo:background-color="transparent" style:writing-mode="lr-tb"/>
      <style:text-properties style:font-name="Garamond" fo:font-weight="bold" officeooo:paragraph-rsid="0018b3e6" style:font-weight-asian="bold" style:font-name-complex="Tahoma" style:font-size-complex="12pt"/>
    </style:style>
    <style:style style:name="T1" style:family="text">
      <style:text-properties style:font-name="Garamond" fo:font-weight="bold" style:font-weight-asian="bold" style:font-name-complex="Tahoma"/>
    </style:style>
    <style:style style:name="T2" style:family="text">
      <style:text-properties style:font-name="Garamond" fo:font-weight="bold" officeooo:rsid="0016fa74" style:font-weight-asian="bold" style:font-name-complex="Tahoma"/>
    </style:style>
    <style:style style:name="T3" style:family="text">
      <style:text-properties style:font-name="Garamond" fo:font-weight="bold" officeooo:rsid="005a553e" style:font-weight-asian="bold" style:font-name-complex="Tahoma"/>
    </style:style>
    <style:style style:name="T4" style:family="text">
      <style:text-properties style:font-name="Garamond" fo:font-size="12pt" officeooo:rsid="003d49e2" style:font-size-asian="12pt" style:font-name-complex="Tahoma" style:font-size-complex="12pt"/>
    </style:style>
    <style:style style:name="T5" style:family="text">
      <style:text-properties style:font-name="Garamond" fo:font-size="12pt" officeooo:rsid="003cd0e4" style:font-size-asian="12pt" style:font-name-complex="Tahoma" style:font-size-complex="12pt"/>
    </style:style>
    <style:style style:name="T6" style:family="text">
      <style:text-properties style:font-name="Garamond" fo:font-size="12pt" fo:font-weight="bold" style:font-size-asian="12pt" style:font-weight-asian="bold" style:font-name-complex="Tahoma" style:font-size-complex="12pt"/>
    </style:style>
    <style:style style:name="T7" style:family="text">
      <style:text-properties style:font-name="Garamond" fo:font-size="12pt" fo:font-weight="bold" officeooo:rsid="002dd1d0" style:font-size-asian="12pt" style:font-weight-asian="bold" style:font-name-complex="Tahoma" style:font-size-complex="12pt"/>
    </style:style>
    <style:style style:name="T8" style:family="text">
      <style:text-properties style:font-name="Garamond" fo:font-size="12pt" fo:font-weight="bold" style:font-size-asian="12pt" style:font-weight-asian="bold" style:font-name-complex="Tahoma" style:font-size-complex="12pt" style:font-weight-complex="bold"/>
    </style:style>
    <style:style style:name="T9" style:family="text">
      <style:text-properties style:font-name="Garamond" fo:font-size="12pt" fo:font-weight="bold" officeooo:rsid="002dd1d0" style:font-size-asian="12pt" style:font-weight-asian="bold" style:font-name-complex="Tahoma" style:font-size-complex="12pt" style:font-weight-complex="bold"/>
    </style:style>
    <style:style style:name="T10" style:family="text">
      <style:text-properties style:font-name="Garamond" fo:font-size="12pt" fo:font-weight="bold" officeooo:rsid="00314c83" style:font-size-asian="12pt" style:font-weight-asian="bold" style:font-name-complex="Tahoma" style:font-size-complex="12pt" style:font-weight-complex="bold"/>
    </style:style>
    <style:style style:name="T11" style:family="text">
      <style:text-properties style:font-name="Garamond" fo:font-size="12pt" fo:font-weight="bold" officeooo:rsid="002f492e" style:font-size-asian="12pt" style:font-weight-asian="bold" style:font-name-complex="Tahoma" style:font-size-complex="12pt"/>
    </style:style>
    <style:style style:name="T12" style:family="text">
      <style:text-properties style:font-name="Garamond" fo:font-size="12pt" fo:font-weight="bold" officeooo:rsid="003cd0e4" style:font-size-asian="12pt" style:font-weight-asian="bold" style:font-name-complex="Tahoma" style:font-size-complex="12pt"/>
    </style:style>
    <style:style style:name="T13" style:family="text">
      <style:text-properties style:font-name="Garamond" fo:font-size="12pt" fo:font-weight="normal" style:font-size-asian="12pt" style:font-weight-asian="normal" style:font-name-complex="Tahoma" style:font-size-complex="12pt" style:font-weight-complex="normal"/>
    </style:style>
    <style:style style:name="T14" style:family="text">
      <style:text-properties style:font-name="Garamond" fo:font-size="12pt" fo:font-weight="normal" officeooo:rsid="002dd1d0" style:font-size-asian="12pt" style:font-weight-asian="normal" style:font-name-complex="Tahoma" style:font-size-complex="12pt" style:font-weight-complex="normal"/>
    </style:style>
    <style:style style:name="T15" style:family="text">
      <style:text-properties style:font-name="Garamond" fo:font-size="12pt" fo:font-weight="normal" officeooo:rsid="00314c83" style:font-size-asian="12pt" style:font-weight-asian="normal" style:font-name-complex="Tahoma" style:font-size-complex="12pt" style:font-weight-complex="normal"/>
    </style:style>
    <style:style style:name="T16" style:family="text">
      <style:text-properties style:font-name="Garamond" fo:font-size="12pt" fo:font-weight="normal" officeooo:rsid="003cd0e4" style:font-size-asian="12pt" style:font-weight-asian="normal" style:font-name-complex="Tahoma" style:font-size-complex="12pt" style:font-weight-complex="normal"/>
    </style:style>
    <style:style style:name="T17" style:family="text">
      <style:text-properties style:font-name="Garamond" fo:font-size="12pt" fo:font-weight="normal" officeooo:rsid="00448999" style:font-size-asian="12pt" style:font-weight-asian="normal" style:font-name-complex="Tahoma" style:font-size-complex="12pt" style:font-weight-complex="normal"/>
    </style:style>
    <style:style style:name="T18" style:family="text">
      <style:text-properties style:font-name="Garamond" fo:font-size="12pt" fo:font-weight="normal" officeooo:rsid="0054c7a1" style:font-size-asian="12pt" style:font-weight-asian="normal" style:font-name-complex="Tahoma" style:font-size-complex="12pt" style:font-weight-complex="normal"/>
    </style:style>
    <style:style style:name="T19" style:family="text">
      <style:text-properties style:font-name="Garamond" fo:font-size="12pt" fo:font-weight="normal" officeooo:rsid="0056515b" style:font-size-asian="12pt" style:font-weight-asian="normal" style:font-name-complex="Tahoma" style:font-size-complex="12pt" style:font-weight-complex="normal"/>
    </style:style>
    <style:style style:name="T20" style:family="text">
      <style:text-properties style:font-name="Garamond" fo:font-size="12pt" fo:font-weight="normal" officeooo:rsid="002f492e" style:font-size-asian="12pt" style:font-weight-asian="normal" style:font-name-complex="Tahoma" style:font-size-complex="12pt"/>
    </style:style>
    <style:style style:name="T21" style:family="text">
      <style:text-properties style:font-name="Garamond" fo:font-size="12pt" fo:font-weight="normal" officeooo:rsid="002dd1d0" style:font-size-asian="12pt" style:font-weight-asian="normal" style:font-name-complex="Tahoma" style:font-size-complex="12pt"/>
    </style:style>
    <style:style style:name="T22" style:family="text">
      <style:text-properties style:font-name="Garamond" fo:font-size="12pt" fo:font-weight="normal" officeooo:rsid="0054c7a1" style:font-size-asian="12pt" style:font-weight-asian="normal" style:font-name-complex="Tahoma" style:font-size-complex="12pt"/>
    </style:style>
    <style:style style:name="T23" style:family="text">
      <style:text-properties style:font-name="Garamond" fo:font-size="12pt" fo:font-style="normal" style:text-underline-style="none" fo:font-weight="bold" officeooo:rsid="003cd0e4" style:font-size-asian="12pt" style:font-style-asian="normal" style:font-weight-asian="bold" style:font-name-complex="Tahoma" style:font-size-complex="12pt" style:font-style-complex="normal"/>
    </style:style>
    <style:style style:name="T24" style:family="text">
      <style:text-properties style:font-name="Garamond" fo:font-size="12pt" fo:font-style="normal" style:text-underline-style="none" fo:font-weight="bold" officeooo:rsid="004298df" style:font-size-asian="12pt" style:font-style-asian="normal" style:font-weight-asian="bold" style:font-name-complex="Tahoma" style:font-size-complex="12pt" style:font-style-complex="normal"/>
    </style:style>
    <style:style style:name="T25" style:family="text">
      <style:text-properties style:text-outline="true" style:font-name="Garamond" fo:text-shadow="1pt 1pt" style:font-name-complex="Tahoma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00" style:font-name="Garamond" fo:font-size="12pt" style:text-underline-style="none" officeooo:rsid="0018b3e6" style:font-size-asian="12pt" style:font-name-complex="Tahoma" style:font-size-complex="12pt"/>
    </style:style>
    <style:style style:name="T28" style:family="text">
      <style:text-properties fo:color="#000000" style:font-name="Garamond" fo:font-size="12pt" style:text-underline-style="none" officeooo:rsid="00222ab8" style:font-size-asian="12pt" style:font-name-complex="Tahoma" style:font-size-complex="12pt"/>
    </style:style>
    <style:style style:name="T29" style:family="text">
      <style:text-properties fo:color="#000000" style:font-name="Garamond" fo:font-size="12pt" style:text-underline-style="none" officeooo:rsid="0049f640" style:font-size-asian="12pt" style:font-name-complex="Tahoma" style:font-size-complex="12pt"/>
    </style:style>
    <style:style style:name="T30" style:family="text">
      <style:text-properties fo:color="#000000" style:font-name="Garamond" fo:font-size="12pt" officeooo:rsid="003cd0e4" style:font-size-asian="12pt" style:font-name-complex="Tahoma" style:font-size-complex="12pt"/>
    </style:style>
    <style:style style:name="T31" style:family="text">
      <style:text-properties fo:color="#000000" style:font-name="Garamond" fo:font-size="12pt" fo:font-style="normal" style:text-underline-style="none" officeooo:rsid="003cd0e4" style:font-size-asian="12pt" style:font-style-asian="normal" style:font-name-complex="Tahoma" style:font-size-complex="12pt" style:font-style-complex="normal"/>
    </style:style>
    <style:style style:name="T32" style:family="text">
      <style:text-properties fo:color="#000000" style:font-name="Garamond" fo:font-size="12pt" fo:font-style="normal" style:text-underline-style="none" fo:font-weight="normal" officeooo:rsid="00420d29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3" style:family="text">
      <style:text-properties fo:color="#000000" style:font-name="Garamond" fo:font-size="12pt" fo:font-style="normal" style:text-underline-style="none" fo:font-weight="normal" officeooo:rsid="004298df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4" style:family="text">
      <style:text-properties officeooo:rsid="0019689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bdea5" style:font-weight-asian="bold" style:font-weight-complex="bold"/>
    </style:style>
    <style:style style:name="T37" style:family="text">
      <style:text-properties fo:font-weight="bold" officeooo:rsid="0033d8bd" style:font-weight-asian="bold" style:font-weight-complex="bold"/>
    </style:style>
    <style:style style:name="T38" style:family="text">
      <style:text-properties officeooo:rsid="0025b5b7"/>
    </style:style>
    <style:style style:name="T39" style:family="text">
      <style:text-properties officeooo:rsid="0026d346"/>
    </style:style>
    <style:style style:name="T40" style:family="text">
      <style:text-properties officeooo:rsid="002cf46f"/>
    </style:style>
    <style:style style:name="T41" style:family="text">
      <style:text-properties officeooo:rsid="00361b4f"/>
    </style:style>
    <style:style style:name="T42" style:family="text">
      <style:text-properties officeooo:rsid="003692bc"/>
    </style:style>
    <style:style style:name="T43" style:family="text">
      <style:text-properties officeooo:rsid="00374827"/>
    </style:style>
    <style:style style:name="T44" style:family="text">
      <style:text-properties officeooo:rsid="0038f167"/>
    </style:style>
    <style:style style:name="T45" style:family="text">
      <style:text-properties officeooo:rsid="0039da0f"/>
    </style:style>
    <style:style style:name="T46" style:family="text">
      <style:text-properties officeooo:rsid="003a7f74"/>
    </style:style>
    <style:style style:name="T47" style:family="text">
      <style:text-properties officeooo:rsid="00404cc5"/>
    </style:style>
    <style:style style:name="T48" style:family="text">
      <style:text-properties officeooo:rsid="00453ea8"/>
    </style:style>
    <style:style style:name="T49" style:family="text">
      <style:text-properties officeooo:rsid="004686c1"/>
    </style:style>
    <style:style style:name="T50" style:family="text">
      <style:text-properties officeooo:rsid="0046c8ac"/>
    </style:style>
    <style:style style:name="T51" style:family="text">
      <style:text-properties officeooo:rsid="0049f640"/>
    </style:style>
    <style:style style:name="T52" style:family="text">
      <style:text-properties officeooo:rsid="004b3678"/>
    </style:style>
    <style:style style:name="T53" style:family="text">
      <style:text-properties officeooo:rsid="004bebf7"/>
    </style:style>
    <style:style style:name="T54" style:family="text">
      <style:text-properties officeooo:rsid="004d4851"/>
    </style:style>
    <style:style style:name="T55" style:family="text">
      <style:text-properties officeooo:rsid="004f220a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4d05e9" style:font-weight-asian="normal" style:font-weight-complex="normal"/>
    </style:style>
    <style:style style:name="T58" style:family="text">
      <style:text-properties officeooo:rsid="005651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7">Mathieu Arquilliere</text:h>
      <text:h text:style-name="P38" text:outline-level="7"><text:a xlink:type="simple" xlink:href="mailto:mathieu.arquilliere@etu.uca.fr" text:style-name="Internet_20_link" text:visited-style-name="Visited_20_Internet_20_Link"><text:span text:style-name="Internet_20_link"><text:span text:style-name="T3">mathieu.arquilliere@etu.uca.fr</text:span></text:span></text:a><text:span text:style-name="T25"> | </text:span><text:span text:style-name="T2">+33 (0) 6 58 96 19 37</text:span><text:span text:style-name="T25"><text:line-break/></text:span><text:span text:style-name="T2">21</text:span><text:span text:style-name="T1"> </text:span><text:span text:style-name="T2">Roche Génès</text:span><text:span text:style-name="T1"> Street, </text:span><text:span text:style-name="T2">Aubière</text:span><text:span text:style-name="T1">, </text:span><text:span text:style-name="T2">63 170</text:span></text:h>
      <text:p text:style-name="P31"/>
      <text:p text:style-name="P28">PERSONAL STATEMENT</text:p>
      <text:p text:style-name="P26"/>
      <text:p text:style-name="P26">I am a student in computer science looking <text:span text:style-name="T46">to resume</text:span> a position in software engineering. Since high school, I <text:span text:style-name="T51">improved</text:span> my programming <text:span text:style-name="T44">and personal </text:span>skills <text:span text:style-name="T44">through many different projects.</text:span> I learned several <text:span text:style-name="T51">programming </text:span>languages and concepts <text:span text:style-name="T44">and </text:span>I <text:span text:style-name="T51">developed</text:span> communication and teamwork. <text:span text:style-name="T45">I am looking for a software developer position specialized in video games.</text:span></text:p>
      <text:p text:style-name="P26"/>
      <text:p text:style-name="P29">KEY SKILLS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34" text:outline-level="4"/>
            <text:h text:style-name="P33" text:outline-level="4">Technical Skills</text:h>
            <text:list xml:id="list2419290704" text:style-name="WW8Num5">
              <text:list-item>
                <text:p text:style-name="P62">Programming Languages: C/C++, Java, Python, Scheme, Caml, Processing</text:p>
              </text:list-item>
              <text:list-item>
                <text:p text:style-name="P62">Web Development Languages: HTML5, CSS3, Javascript</text:p>
              </text:list-item>
              <text:list-item>
                <text:p text:style-name="P61"><text:span text:style-name="Internet_20_link"><text:span text:style-name="T27">Tools: Git, SFML, Qt, </text:span></text:span><text:span text:style-name="Internet_20_link"><text:span text:style-name="T28">UML</text:span></text:span></text:p>
              </text:list-item>
              <text:list-item>
                <text:p text:style-name="P61"><text:span text:style-name="Internet_20_link"><text:span text:style-name="T27">Software</text:span></text:span><text:span text:style-name="Internet_20_link"><text:span text:style-name="T29">s</text:span></text:span><text:span text:style-name="Internet_20_link"><text:span text:style-name="T27">: Visual Studio 2019, Eclipse, Microsoft Office, ...</text:span></text:span></text:p>
                <text:p text:style-name="P64">Personal Skills</text:p>
              </text:list-item>
              <text:list-item>
                <text:p text:style-name="P62">Communication: <text:span text:style-name="T51">Realize different projects that require an adapted communication with co-workers, clients and tutors.</text:span></text:p>
              </text:list-item>
              <text:list-item>
                <text:p text:style-name="P63"><text:span text:style-name="T40">Organization</text:span>: <text:span text:style-name="T34">Set up functional analysis and work flows to carry out personal and business projects.</text:span></text:p>
              </text:list-item>
            </text:list>
            <text:p text:style-name="P20"/>
          </table:table-cell>
        </table:table-row>
      </table:table>
      <text:p text:style-name="P29">PROJECTS</text:p>
      <text:p text:style-name="P10"/>
      <text:p text:style-name="P17"><text:span text:style-name="T37">ProFan Extension</text:span><text:span text:style-name="T35"> </text:span><text:tab/><text:tab/><text:tab/><text:tab/><text:tab/><text:tab/><text:tab/><text:tab/><text:span text:style-name="T35"> </text:span><text:span text:style-name="T36">201</text:span><text:span text:style-name="T37">8</text:span><text:span text:style-name="T36">/201</text:span><text:span text:style-name="T37">9</text:span></text:p>
      <text:p text:style-name="P19">An industry-oriented positive-interdependence project across 3 academic levels, part of the French government’s PIA initiative “Investments Program of the Future”.</text:p>
      <text:p text:style-name="P19">The objective was to design, build and program a robot able to detect and fix welding issues.</text:p>
      <text:list xml:id="list2295872263" text:style-name="L1">
        <text:list-item>
          <text:p text:style-name="P39">Lead and manage a multi-level team</text:p>
        </text:list-item>
        <text:list-item>
          <text:p text:style-name="P39">Understand <text:span text:style-name="T41">technical specifications</text:span></text:p>
        </text:list-item>
      </text:list>
      <text:list xml:id="list2446446091" text:style-name="L2">
        <text:list-item>
          <text:p text:style-name="P40">Design <text:span text:style-name="T52">and program </text:span>solution in an <text:span text:style-name="T52">unknown</text:span> sector (robotic)</text:p>
        </text:list-item>
      </text:list>
      <text:p text:style-name="P13"/>
      <text:p text:style-name="P18"><text:span text:style-name="T35">Interactive Game </text:span><text:tab/><text:tab/><text:tab/><text:tab/><text:tab/><text:tab/><text:tab/><text:tab/><text:span text:style-name="T35"> </text:span><text:span text:style-name="T36">2017/2018</text:span></text:p>
      <text:p text:style-name="P16">A software developed as part of a school project for a philately association in C++ <text:span text:style-name="T53">in pair working</text:span>.</text:p>
      <text:list xml:id="list212624721339308" text:continue-list="list2295872263" text:style-name="L1">
        <text:list-item>
          <text:p text:style-name="P41">Communicate <text:span text:style-name="T53">with </text:span>a tutor and <text:span text:style-name="T53">the</text:span> association</text:p>
        </text:list-item>
        <text:list-item>
          <text:p text:style-name="P41">Make analysis and modeling to design the software.</text:p>
        </text:list-item>
      </text:list>
      <text:list xml:id="list926821626" text:style-name="L3">
        <text:list-item>
          <text:p text:style-name="P42">Make documentation.</text:p>
        </text:list-item>
      </text:list>
      <text:p text:style-name="P14"/>
      <text:p text:style-name="P9">Physic Engine<text:tab/><text:tab/><text:tab/><text:tab/><text:tab/><text:tab/><text:tab/><text:tab/> 2017/2018</text:p>
      <text:p text:style-name="P21">Personal C++ software project, developed to model physical behavior in order to be used in future game projects.</text:p>
      <text:list xml:id="list1859392869" text:style-name="L4">
        <text:list-item>
          <text:p text:style-name="P46">Understand physic laws.</text:p>
        </text:list-item>
        <text:list-item>
          <text:p text:style-name="P46">Design the best solution to model something with programming.</text:p>
        </text:list-item>
        <text:list-item>
          <text:p text:style-name="P43"><text:span text:style-name="T56">Use Object-Oriented Programming an</text:span><text:span text:style-name="T57">d</text:span><text:span text:style-name="T56"> Unified Modeling Language</text:span></text:p>
        </text:list-item>
      </text:list>
      <text:p text:style-name="P7"><text:soft-page-break/>Graph Theory<text:tab/><text:tab/><text:tab/><text:tab/><text:tab/><text:tab/><text:tab/><text:tab/> <text:span text:style-name="T42">2017/2018</text:span></text:p>
      <text:p text:style-name="P22">Personal C++ software project, developed to visualize <text:span text:style-name="T38">graphs and execute algorithms like A*, Dijkstra, shortest path…</text:span></text:p>
      <text:list xml:id="list2154716997" text:style-name="L5">
        <text:list-item>
          <text:p text:style-name="P47">Understand <text:span text:style-name="T39">graphs and algorithms.</text:span></text:p>
        </text:list-item>
        <text:list-item>
          <text:p text:style-name="P48">Create <text:span text:style-name="T40">optimized</text:span> programs.</text:p>
        </text:list-item>
        <text:list-item>
          <text:p text:style-name="P49">Transform a concept into a data structure.</text:p>
        </text:list-item>
      </text:list>
      <text:p text:style-name="P23"/>
      <text:p text:style-name="P8"><text:span text:style-name="T54">Several Ga</text:span>me Ja<text:span text:style-name="T58">ms</text:span><text:tab/><text:tab/><text:tab/><text:tab/><text:tab/><text:tab/><text:tab/> <text:s text:c="11"/><text:span text:style-name="T43">Since 2017</text:span></text:p>
      <text:p text:style-name="P24">Create a video game (in a team) in 24 or 48 hours, with a theme and constraints. <text:span text:style-name="T55">Many</text:span> experiences: different people, different languages, different context,…</text:p>
      <text:list xml:id="list1048077412" text:style-name="L6">
        <text:list-item>
          <text:p text:style-name="P50">Imagine and conceptualize a video game under constraints.</text:p>
        </text:list-item>
        <text:list-item>
          <text:p text:style-name="P51">Work fast and in hard conditions.</text:p>
        </text:list-item>
        <text:list-item>
          <text:p text:style-name="P50">Adaptation to a team and a programming language.</text:p>
        </text:list-item>
      </text:list>
      <text:p text:style-name="P15"/>
      <text:p text:style-name="P28">EDUCATION</text:p>
      <text:p text:style-name="P32"/>
      <text:list xml:id="list2856951677" text:style-name="WW8Num2">
        <text:list-item>
          <text:p text:style-name="P60"><text:span text:style-name="T9">ISIMA</text:span><text:span text:style-name="T7"> – </text:span><text:span text:style-name="T14">College of Engineering in Computer Science</text:span><text:span text:style-name="T7"><text:tab/> <text:s text:c="12"/>2018/</text:span><text:span text:style-name="T11">2019</text:span></text:p>
          <text:list>
            <text:list-item>
              <text:p text:style-name="P52">Software Engineering &amp; Information Systems</text:p>
            </text:list-item>
            <text:list-item>
              <text:p text:style-name="P53">Modeling</text:p>
            </text:list-item>
            <text:list-item>
              <text:p text:style-name="P54">Object-Oriented Programming</text:p>
            </text:list-item>
          </text:list>
        </text:list-item>
        <text:list-item>
          <text:p text:style-name="P57"><text:span text:style-name="T6">Prep’ISIMA</text:span><text:span text:style-name="T7"> – </text:span><text:span text:style-name="T13">Two-year course </text:span><text:span text:style-name="T19">for direct entry into ISIMA <text:s text:c="11"/></text:span><text:span text:style-name="T8">2016/2018</text:span></text:p>
          <text:list>
            <text:list-item>
              <text:p text:style-name="P55">Computer Science basics</text:p>
            </text:list-item>
            <text:list-item>
              <text:p text:style-name="P55">Mathematics</text:p>
            </text:list-item>
          </text:list>
        </text:list-item>
        <text:list-item>
          <text:p text:style-name="P58"><text:span text:style-name="T6">Baccalauréat Scientifique</text:span><text:span text:style-name="T7"> </text:span><text:span text:style-name="T14">– </text:span><text:span text:style-name="T15">High School</text:span><text:span text:style-name="T13"> </text:span><text:span text:style-name="T18">certificate <text:s text:c="11"/></text:span><text:span text:style-name="T13"><text:tab/> </text:span><text:span text:style-name="T10">2014/2016</text:span></text:p>
          <text:list>
            <text:list-item>
              <text:p text:style-name="P59"><text:span text:style-name="T20">A-level</text:span><text:span text:style-name="T22">s</text:span><text:span text:style-name="T20"> in </text:span><text:span text:style-name="T21">M</text:span><text:span text:style-name="T20">athematics and Physics</text:span></text:p>
            </text:list-item>
          </text:list>
        </text:list-item>
      </text:list>
      <text:p text:style-name="P25"/>
      <text:p text:style-name="P30">EMPLOYMENT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6"/>
            <text:p text:style-name="P27"><text:span text:style-name="T12">Software Developer</text:span><text:span text:style-name="T23"> - </text:span><text:span text:style-name="T32">Im@ge</text:span><text:span text:style-name="T31"> </text:span><text:span text:style-name="T30"><text:s text:c="2"/></text:span><text:span text:style-name="T5"><text:s text:c="42"/></text:span><text:span text:style-name="Internet_20_link"><text:span text:style-name="T13">https://www.imageisima.fr/</text:span></text:span><text:span text:style-name="T6"><text:line-break/></text:span><text:span text:style-name="T16">Clermont-Ferrand - </text:span><text:span text:style-name="T4">2019</text:span></text:p>
            <text:h text:style-name="P35" text:outline-level="5"><text:span text:style-name="T48">A s</text:span>tudent work allowing to earn experience and remuneration. The objective was to develop an application that enables you to visualize data, with different sort<text:span text:style-name="T47">ing</text:span> possibilities.</text:h>
            <text:p text:style-name="P56"/>
          </table:table-cell>
        </table:table-row>
      </table:table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7"><text:span text:style-name="T24">Operating Agent</text:span><text:span text:style-name="T23"> – </text:span><text:span text:style-name="T33">Guéret Urban Community</text:span><text:span text:style-name="T31"> </text:span><text:span text:style-name="T30"><text:s text:c="2"/></text:span><text:span text:style-name="T5"><text:s text:c="5"/></text:span><text:span text:style-name="Internet_20_link"><text:span text:style-name="T16">https://www.agglo-grandgueret.fr/</text:span></text:span><text:span text:style-name="T6"><text:line-break/></text:span><text:span text:style-name="T17">Guéret</text:span><text:span text:style-name="T16"> – </text:span><text:span text:style-name="T17">Summer 2017 and summer 2018</text:span></text:p>
            <text:h text:style-name="P36" text:outline-level="5">Work with multiple urban community agent to maintain bus services, <text:span text:style-name="T49">replace all bus panels for example.</text:span></text:h>
            <text:p text:style-name="P12"/>
          </table:table-cell>
        </table:table-row>
      </table:table>
      <text:p text:style-name="P28"><text:span text:style-name="T50">HOBBIES &amp;</text:span> INTERESTS</text:p>
      <text:p text:style-name="P11"/>
      <text:list xml:id="list2745503140" text:style-name="L7">
        <text:list-item>
          <text:p text:style-name="P44">I am part of a rock band, as a bass player</text:p>
        </text:list-item>
        <text:list-item>
          <text:p text:style-name="P44">I enjoy doing sports like tennis, table tennis and mountain bike</text:p>
        </text:list-item>
        <text:list-item>
          <text:p text:style-name="P45">I like to create games, I often do Game-Jams</text:p>
        </text:list-item>
      </text:list>
      <text:p text:style-name="P11"/>
      <text:p text:style-name="P28">REFERENCES</text:p>
      <text:p text:style-name="P5"/>
      <text:p text:style-name="Body_20_Text_20_2">References are available on <text:span text:style-name="T26">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G Times (W1)" svg:font-family="'CG Times (W1)', 'Times New Roman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, 'Segoe U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G Times (W1)" fo:font-family="'CG Times (W1)', 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CG Times (W1)" style:font-family-complex="'CG Times (W1)', 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style:line-height-at-least="0.423cm" fo:text-align="center" style:justify-single-word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954cm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f220a" officeooo:paragraph-rsid="004f220a"/>
    </style:style>
    <style:style style:name="MP2" style:family="paragraph" style:parent-style-name="Footer">
      <style:paragraph-properties fo:text-align="center" style:justify-single-word="false"/>
      <style:text-properties fo:language="en" fo:country="GB" style:language-asian="none" style:country-asian="none"/>
    </style:style>
    <style:style style:name="MP3" style:family="paragraph" style:parent-style-name="Footer">
      <style:paragraph-properties fo:text-align="center" style:justify-single-word="false"/>
      <style:text-properties style:font-name="Gill Sans MT" fo:language="en" fo:country="GB" fo:font-weight="bold" style:font-weight-asian="bold" style:font-name-complex="Gill Sans MT"/>
    </style:style>
    <style:style style:name="MP4" style:family="paragraph" style:parent-style-name="Footer">
      <style:text-properties style:font-name="Gill Sans MT" fo:language="en" fo:country="GB" fo:font-weight="bold" style:font-weight-asian="bold" style:font-name-complex="Gill Sans MT"/>
    </style:style>
    <style:page-layout style:name="Mpm1">
      <style:page-layout-properties fo:page-width="21.001cm" fo:page-height="29.7cm" style:num-format="1" style:print-orientation="portrait" fo:margin-top="0.926cm" fo:margin-bottom="0.887cm" fo:margin-left="3.175cm" fo:margin-right="3.17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667cm" fo:margin-left="0cm" fo:margin-right="0cm" fo:margin-top="1.56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dc:subject/>
    <meta:keyword/>
    <dc:description/>
    <meta:initial-creator>DannyChadburn</meta:initial-creator>
    <meta:creation-date>2008-03-17T18:16:00</meta:creation-date>
    <dc:date>2019-10-07T21:26:23.940000000</dc:date>
    <meta:editing-cycles>57</meta:editing-cycles>
    <meta:editing-duration>PT11H1M37S</meta:editing-duration>
    <meta:generator>LibreOffice/6.1.1.2$Windows_X86_64 LibreOffice_project/5d19a1bfa650b796764388cd8b33a5af1f5baa1b</meta:generator>
    <meta:document-statistic meta:table-count="3" meta:image-count="0" meta:object-count="0" meta:page-count="2" meta:paragraph-count="61" meta:word-count="536" meta:character-count="3657" meta:non-whitespace-character-count="3071"/>
  </office:meta>
</office:document-meta>
</file>